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center"/>
      <style:text-properties style:text-line-through-style="none" style:font-name="Arial1" fo:font-size="10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font-name="Arial1" fo:font-size="10pt" fo:font-style="normal" style:text-underline-style="none" fo:font-weight="bold"/>
    </style:style>
    <style:style style:name="P5" style:family="paragraph">
      <style:paragraph-properties fo:text-align="center"/>
    </style:style>
    <style:style style:name="P6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10" style:family="paragraph">
      <style:paragraph-properties fo:text-align="start"/>
      <style:text-properties style:text-line-through-style="none" fo:font-style="normal" style:text-underline-style="none"/>
    </style:style>
    <style:style style:name="P11" style:family="paragraph">
      <style:text-properties style:font-name="Arial" fo:font-size="6pt" style:font-size-asian="6pt" style:font-size-complex="6pt"/>
    </style:style>
    <style:style style:name="P12" style:family="paragraph">
      <style:paragraph-properties fo:text-align="end"/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>
      <style:paragraph-properties fo:text-align="center"/>
      <style:text-properties style:text-line-through-style="none" style:font-name="Arial1" fo:font-size="12pt" fo:font-style="normal" style:text-underline-style="none" fo:font-weight="bold"/>
    </style:style>
    <style:style style:name="P14" style:family="paragraph">
      <style:paragraph-properties fo:text-align="center"/>
      <style:text-properties style:text-line-through-style="none" style:font-name="Arial1" fo:font-size="15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font-name="Arial1" fo:font-size="13pt" fo:font-style="normal" style:text-underline-style="none" fo:font-weight="bold"/>
    </style:style>
    <style:style style:name="P16" style:family="paragraph">
      <style:paragraph-properties fo:text-align="start"/>
      <style:text-properties style:text-line-through-style="none" style:font-name="Arial2" fo:font-size="8pt" fo:font-style="normal" style:text-underline-style="none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style:font-name="Arial" fo:font-size="8pt" fo:font-weight="normal" style:font-size-asian="8pt" style:font-weight-asian="normal" style:font-size-complex="8pt" style:font-weight-complex="normal"/>
    </style:style>
    <style:style style:name="P19" style:family="paragraph">
      <style:paragraph-properties fo:text-align="start"/>
      <style:text-properties style:font-name="Arial" fo:font-size="6pt" fo:font-weight="normal" style:font-size-asian="6pt" style:font-weight-asian="normal" style:font-size-complex="6pt" style:font-weight-complex="normal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2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_20__28_var_29_" svg:stroke-width="0.019cm" draw:textarea-horizontal-align="center" draw:textarea-vertical-align="middle" fo:padding-top="0.009cm" fo:padding-bottom="0.009cm" fo:padding-left="0.009cm" fo:padding-right="0.00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1cm" draw:marker-start-width="0.409cm" draw:marker-end-width="0.409cm" draw:fill="solid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7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xml:id="control4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xml:id="control5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xml:id="control6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xml:id="control7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xml:id="control8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xml:id="control9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arteira" form:control-implementation="ooo:com.sun.star.form.component.TextField" xml:id="control10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" form:control-implementation="ooo:com.sun.star.form.component.TextField" xml:id="control11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xml:id="control12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LogoBanco" form:control-implementation="ooo:com.sun.star.form.component.TextField" xml:id="control13" form:id="control1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Banco" form:control-implementation="ooo:com.sun.star.form.component.TextField" xml:id="control14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xml:id="control15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LocalPagamento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edente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xml:id="control18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xml:id="control19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xml:id="control20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xml:id="control21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xml:id="control22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xml:id="control23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xml:id="control24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xml:id="control25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xml:id="control26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xml:id="control27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xml:id="control28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xml:id="control29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xml:id="control30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xml:id="control31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xml:id="control32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xml:id="control33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xml:id="control34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xml:id="control35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xml:id="control36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xml:id="control37" form:id="control37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xml:id="control38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xml:id="control39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xml:id="control40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xml:id="control41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xml:id="control42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xml:id="control43" form:id="control4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xml:id="control44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xml:id="control45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xml:id="control46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xml:id="control47" form:id="control47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xml:id="control48" form:id="control48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Instituicao" form:control-implementation="ooo:com.sun.star.form.component.TextField" xml:id="control49" form:id="control49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Protocolo" form:control-implementation="ooo:com.sun.star.form.component.TextField" xml:id="control50" form:id="control50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ogoSind" form:control-implementation="ooo:com.sun.star.form.component.TextField" xml:id="control51" form:id="control51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Endereco" form:control-implementation="ooo:com.sun.star.form.component.TextField" xml:id="control52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ndereco2" form:control-implementation="ooo:com.sun.star.form.component.TextField" xml:id="control53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pfCnpj" form:control-implementation="ooo:com.sun.star.form.component.TextField" xml:id="control54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CpfCnpj" form:control-implementation="ooo:com.sun.star.form.component.TextField" xml:id="control55" form:id="control5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nderecoCedente" form:control-implementation="ooo:com.sun.star.form.component.TextField" xml:id="control56" form:id="control5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ogoBanco" form:control-implementation="ooo:com.sun.star.form.component.TextField" xml:id="control57" form:id="control57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Aceite" form:control-implementation="ooo:com.sun.star.form.component.TextField" xml:id="control58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Documento" form:control-implementation="ooo:com.sun.star.form.component.TextField" xml:id="control59" form:id="control5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Documento" form:control-implementation="ooo:com.sun.star.form.component.TextField" xml:id="control60" form:id="control6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Processamento" form:control-implementation="ooo:com.sun.star.form.component.TextField" xml:id="control61" form:id="control6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97" draw:style-name="gr1" draw:text-style-name="P4" svg:width="3.202cm" svg:height="2.703cm" svg:x="0.526cm" svg:y="0.385cm" draw:control="control51"/><draw:control text:anchor-type="paragraph" draw:z-index="98" draw:style-name="gr1" draw:text-style-name="P13" svg:width="14.992cm" svg:height="1.696cm" svg:x="4.108cm" svg:y="0.171cm" draw:control="control49"/></text:p>
      <text:p text:style-name="P1"/>
      <text:p text:style-name="P1"/>
      <text:p text:style-name="P1"><draw:control text:anchor-type="paragraph" draw:z-index="0" draw:style-name="gr1" draw:text-style-name="P3" svg:width="14.992cm" svg:height="0.639cm" svg:x="4.108cm" svg:y="0.459cm" draw:control="control52"/></text:p>
      <text:p text:style-name="P1"><draw:control text:anchor-type="paragraph" draw:z-index="99" draw:style-name="gr1" draw:text-style-name="P3" svg:width="14.992cm" svg:height="0.639cm" svg:x="4.108cm" svg:y="0.637cm" draw:control="control53"/></text:p>
      <text:p text:style-name="P1"/>
      <text:p text:style-name="P1"><draw:rect text:anchor-type="paragraph" draw:z-index="96" draw:style-name="gr3" draw:text-style-name="P5" svg:width="18.894cm" svg:height="5.767cm" svg:x="0.286cm" svg:y="0.377cm"><text:p/></draw:rect></text:p>
      <text:p text:style-name="P1"><draw:control text:anchor-type="paragraph" draw:z-index="1" draw:style-name="gr2" draw:text-style-name="P4" svg:width="18.511cm" svg:height="5.238cm" svg:x="0.409cm" svg:y="0.155cm" draw:control="control50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3" draw:style-name="gr3" draw:text-style-name="P5" svg:width="14.652cm" svg:height="1.061cm" svg:x="4.731cm" svg:y="2.323cm"><text:p/></draw:rect><draw:custom-shape text:anchor-type="paragraph" draw:z-index="4" draw:style-name="gr4" draw:text-style-name="P6" svg:width="11.094cm" svg:height="0.75cm" svg:x="0.25cm" svg:y="3.388cm"><text:p><text:span text:style-name="T1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4" draw:text-style-name="P6" svg:width="4.241cm" svg:height="0.75cm" svg:x="15.131cm" svg:y="4.89cm"><text:p><text:span text:style-name="T1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4" draw:text-style-name="P6" svg:width="1.158cm" svg:height="0.75cm" svg:x="7.602cm" svg:y="4.888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4" draw:text-style-name="P6" svg:width="2.082cm" svg:height="0.75cm" svg:x="8.759cm" svg:y="4.888cm"><text:p><text:span text:style-name="T1">Quantidad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4" draw:text-style-name="P6" svg:width="2.994cm" svg:height="0.75cm" svg:x="11.291cm" svg:y="5.639cm"><text:p><text:span text:style-name="T1">Data Processa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9" draw:style-name="gr4" draw:text-style-name="P6" svg:width="3.297cm" svg:height="0.75cm" svg:x="4.29cm" svg:y="5.637cm"><text:p><text:span text:style-name="T1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4" draw:text-style-name="P6" svg:width="4.04cm" svg:height="0.75cm" svg:x="11.344cm" svg:y="3.388cm"><text:p><text:span text:style-name="T1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4" draw:text-style-name="P6" svg:width="4cm" svg:height="0.75cm" svg:x="15.379cm" svg:y="3.39cm"><text:p><text:span text:style-name="T1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4" draw:text-style-name="P6" svg:width="5.091cm" svg:height="0.75cm" svg:x="14.289cm" svg:y="5.639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3" draw:style-name="gr4" draw:text-style-name="P6" svg:width="4.042cm" svg:height="0.75cm" svg:x="0.25cm" svg:y="4.888cm"><text:p><text:span text:style-name="T1">Nosso Nu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4" draw:text-style-name="P6" svg:width="3.312cm" svg:height="0.75cm" svg:x="4.292cm" svg:y="4.888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4" draw:text-style-name="P6" svg:width="4.287cm" svg:height="0.75cm" svg:x="10.841cm" svg:y="4.888cm"><text:p><text:span text:style-name="T1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4" draw:text-style-name="P6" svg:width="9.439cm" svg:height="1.387cm" svg:x="9.941cm" svg:y="6.387cm"><text:p><text:span text:style-name="T1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7" draw:style-name="gr5" draw:text-style-name="P8" svg:width="4.298cm" svg:height="0.449cm" svg:x="15.085cm" svg:y="1.533cm"><draw:text-box><text:p text:style-name="P7"><text:span text:style-name="T2">RECIBO DO PAGADOR</text:span></text:p></draw:text-box></draw:frame><draw:control text:anchor-type="paragraph" draw:z-index="18" draw:style-name="gr1" draw:text-style-name="P9" svg:width="10.695cm" svg:height="0.396cm" svg:x="0.411cm" svg:y="3.69cm" draw:control="control1"/><draw:control text:anchor-type="paragraph" draw:z-index="19" draw:style-name="gr1" draw:text-style-name="P10" svg:width="3.966cm" svg:height="0.396cm" svg:x="15.263cm" svg:y="5.191cm" draw:control="control2"/><draw:control text:anchor-type="paragraph" draw:z-index="20" draw:style-name="gr1" draw:text-style-name="P10" svg:width="0.929cm" svg:height="0.396cm" svg:x="7.629cm" svg:y="5.189cm" draw:control="control3"/><draw:control text:anchor-type="paragraph" draw:z-index="21" draw:style-name="gr1" draw:text-style-name="P10" svg:width="1.777cm" svg:height="0.396cm" svg:x="8.957cm" svg:y="5.189cm" draw:control="control4"/><draw:control text:anchor-type="paragraph" draw:z-index="22" draw:style-name="gr1" draw:text-style-name="P10" svg:width="3.724cm" svg:height="0.401cm" svg:x="0.397cm" svg:y="5.184cm" draw:control="control5"/><draw:control text:anchor-type="paragraph" draw:z-index="23" draw:name="txtNumeroDocumento" draw:style-name="gr1" draw:text-style-name="P9" svg:width="3.137cm" svg:height="0.396cm" svg:x="4.397cm" svg:y="5.913cm" draw:control="control6"/><draw:control text:anchor-type="paragraph" draw:z-index="24" draw:name="txtNumeroDocumento" draw:style-name="gr1" draw:text-style-name="P9" svg:width="3.682cm" svg:height="0.396cm" svg:x="11.448cm" svg:y="3.681cm" draw:control="control7"/><draw:control text:anchor-type="paragraph" draw:z-index="25" draw:name="txtNumeroDocumento" draw:style-name="gr1" draw:text-style-name="P9" svg:width="3.793cm" svg:height="0.396cm" svg:x="15.512cm" svg:y="3.685cm" draw:control="control8"/><draw:control text:anchor-type="paragraph" draw:z-index="26" draw:name="txtNumeroDocumento" draw:style-name="gr1" draw:text-style-name="P9" svg:width="4.848cm" svg:height="0.396cm" svg:x="14.466cm" svg:y="5.913cm" draw:control="control9"/><draw:control text:anchor-type="paragraph" draw:z-index="28" draw:name="txtNumeroDocumento" draw:style-name="gr1" draw:text-style-name="P9" svg:width="3.871cm" svg:height="0.396cm" svg:x="10.966cm" svg:y="5.189cm" draw:control="control11"/><draw:line text:anchor-type="paragraph" draw:z-index="29" draw:style-name="gr6" draw:text-style-name="P5" svg:x1="0.252cm" svg:y1="8.544cm" svg:x2="19.38cm" svg:y2="8.544cm"><text:p/></draw:line><draw:frame text:anchor-type="paragraph" draw:z-index="31" draw:style-name="gr8" draw:text-style-name="P11" svg:width="2.015cm" svg:height="0.248cm" svg:x="17.383cm" svg:y="8.172cm"><draw:text-box><text:p><text:span text:style-name="T3">Corte na linha abaixo</text:span></text:p></draw:text-box></draw:frame><draw:custom-shape text:anchor-type="paragraph" draw:z-index="33" draw:style-name="gr9" draw:text-style-name="P6" svg:width="4.552cm" svg:height="1.191cm" svg:x="14.831cm" svg:y="9.835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style-name="gr4" draw:text-style-name="P6" svg:width="4.552cm" svg:height="0.75cm" svg:x="14.829cm" svg:y="11.758cm"><text:p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style-name="gr9" draw:text-style-name="P6" svg:width="4.552cm" svg:height="0.75cm" svg:x="14.829cm" svg:y="12.508cm"><text:p><text:span text:style-name="T1">(=) 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style-name="gr4" draw:text-style-name="P6" svg:width="4.552cm" svg:height="0.75cm" svg:x="14.829cm" svg:y="13.257cm"><text:p><text:span text:style-name="T1">(-) Desco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style-name="gr4" draw:text-style-name="P6" svg:width="4.552cm" svg:height="0.75cm" svg:x="14.829cm" svg:y="14.007cm"><text:p><text:span text:style-name="T1">(-) Outras deduçõe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4" draw:text-style-name="P6" svg:width="4.552cm" svg:height="0.75cm" svg:x="14.829cm" svg:y="14.757cm"><text:p><text:span text:style-name="T1">(+) Mora / Multa / Jur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4" draw:text-style-name="P6" svg:width="4.552cm" svg:height="0.75cm" svg:x="14.829cm" svg:y="15.506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4" draw:text-style-name="P6" svg:width="4.552cm" svg:height="0.75cm" svg:x="14.829cm" svg:y="16.256cm"><text:p><text:span text:style-name="T1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4" draw:text-style-name="P6" svg:width="2.534cm" svg:height="0.75cm" svg:x="0.25cm" svg:y="11.758cm"><text:p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4" draw:text-style-name="P6" svg:width="2.952cm" svg:height="0.75cm" svg:x="2.783cm" svg:y="11.758cm"><text:p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4" draw:text-style-name="P6" svg:width="2.998cm" svg:height="0.75cm" svg:x="5.734cm" svg:y="11.758cm"><text:p><text:span text:style-name="T1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4" draw:text-style-name="P6" svg:width="2.299cm" svg:height="0.75cm" svg:x="8.731cm" svg:y="11.758cm"><text:p><text:span text:style-name="T1">Acei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7" draw:style-name="gr4" draw:text-style-name="P6" svg:width="3.8cm" svg:height="0.75cm" svg:x="11.03cm" svg:y="11.758cm"><text:p><text:span text:style-name="T1">Data Processa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8" draw:style-name="gr4" draw:text-style-name="P6" svg:width="2.534cm" svg:height="0.75cm" svg:x="0.25cm" svg:y="12.508cm"><text:p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9" draw:style-name="gr4" draw:text-style-name="P6" svg:width="1.916cm" svg:height="0.75cm" svg:x="2.783cm" svg:y="12.508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1" draw:style-name="gr4" draw:text-style-name="P6" svg:width="3.767cm" svg:height="0.75cm" svg:x="7.264cm" svg:y="12.508cm"><text:p><text:span text:style-name="T1">Quantidad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2" draw:style-name="gr4" draw:text-style-name="P6" svg:width="3.8cm" svg:height="0.75cm" svg:x="11.03cm" svg:y="12.508cm"><text:p><text:span text:style-name="T1">Val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3" draw:style-name="gr4" draw:text-style-name="P6" svg:width="14.579cm" svg:height="3.749cm" svg:x="0.25cm" svg:y="13.257cm"><text:p><text:span text:style-name="T1">INSTRUÇÕES DE RESPONSABILIDADE DO BENEFICIÁRIO. QUALQUER DÚVIDA SOBRE ESTE BOLETO, CONTATE O BENEFICIÁRIO.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54" draw:style-name="gr10" draw:text-style-name="P12" svg:width="6.525cm" svg:height="0.327cm" svg:x="12.855cm" svg:y="18.57cm"><draw:text-box><text:p text:style-name="P7"><text:span text:style-name="T4">Autenticação – Ficha de <text:s/>Compensação</text:span></text:p></draw:text-box></draw:frame><draw:rect text:anchor-type="paragraph" draw:z-index="56" draw:style-name="gr3" draw:text-style-name="P5" svg:width="4.112cm" svg:height="1.08cm" svg:x="0.25cm" svg:y="8.751cm"><text:p/></draw:rect><draw:rect text:anchor-type="paragraph" draw:z-index="57" draw:style-name="gr3" draw:text-style-name="P5" svg:width="1.641cm" svg:height="1.084cm" svg:x="4.367cm" svg:y="8.752cm"><text:p/></draw:rect><draw:rect text:anchor-type="paragraph" draw:z-index="58" draw:style-name="gr3" draw:text-style-name="P5" svg:width="13.378cm" svg:height="1.077cm" svg:x="6.001cm" svg:y="8.751cm"><text:p/></draw:rect><draw:control text:anchor-type="paragraph" draw:z-index="59" draw:style-name="gr1" draw:text-style-name="P4" svg:width="3.723cm" svg:height="0.825cm" svg:x="0.455cm" svg:y="8.883cm" draw:control="control13"/><draw:control text:anchor-type="paragraph" draw:z-index="60" draw:style-name="gr1" draw:text-style-name="P14" svg:width="1.327cm" svg:height="0.952cm" svg:x="4.544cm" svg:y="8.832cm" draw:control="control14"/><draw:control text:anchor-type="paragraph" draw:z-index="61" draw:style-name="gr1" draw:text-style-name="P15" svg:width="13.241cm" svg:height="0.953cm" svg:x="6.084cm" svg:y="8.83cm" draw:control="control15"/><draw:control text:anchor-type="paragraph" draw:z-index="64" draw:style-name="gr1" draw:text-style-name="P9" svg:width="4.313cm" svg:height="0.396cm" svg:x="14.94cm" svg:y="10.276cm" draw:control="control18"/><draw:control text:anchor-type="paragraph" draw:z-index="65" draw:style-name="gr1" draw:text-style-name="P9" svg:width="4.313cm" svg:height="0.396cm" svg:x="14.94cm" svg:y="11.31cm" draw:control="control19"/><draw:control text:anchor-type="paragraph" draw:z-index="66" draw:style-name="gr1" draw:text-style-name="P9" svg:width="4.315cm" svg:height="0.396cm" svg:x="14.958cm" svg:y="12.813cm" draw:control="control20"/><draw:control text:anchor-type="paragraph" draw:z-index="67" draw:style-name="gr1" draw:text-style-name="P9" svg:width="4.315cm" svg:height="0.396cm" svg:x="14.958cm" svg:y="12.035cm" draw:control="control21"/><draw:control text:anchor-type="paragraph" draw:z-index="68" draw:style-name="gr1" draw:text-style-name="P9" svg:width="4.315cm" svg:height="0.396cm" svg:x="14.958cm" svg:y="13.559cm" draw:control="control22"/><draw:control text:anchor-type="paragraph" draw:z-index="69" draw:style-name="gr1" draw:text-style-name="P9" svg:width="4.315cm" svg:height="0.396cm" svg:x="14.958cm" svg:y="14.309cm" draw:control="control23"/><draw:control text:anchor-type="paragraph" draw:z-index="70" draw:style-name="gr1" draw:text-style-name="P9" svg:width="4.315cm" svg:height="0.396cm" svg:x="14.958cm" svg:y="15.058cm" draw:control="control24"/><draw:control text:anchor-type="paragraph" draw:z-index="71" draw:style-name="gr1" draw:text-style-name="P9" svg:width="4.315cm" svg:height="0.396cm" svg:x="14.958cm" svg:y="15.808cm" draw:control="control25"/><draw:control text:anchor-type="paragraph" draw:z-index="72" draw:style-name="gr1" draw:text-style-name="P9" svg:width="2.271cm" svg:height="0.396cm" svg:x="0.411cm" svg:y="12.035cm" draw:control="control26"/><draw:control text:anchor-type="paragraph" draw:z-index="73" draw:style-name="gr1" draw:text-style-name="P9" svg:width="2.73cm" svg:height="0.396cm" svg:x="2.91cm" svg:y="12.035cm" draw:control="control27"/><draw:control text:anchor-type="paragraph" draw:z-index="74" draw:style-name="gr1" draw:text-style-name="P9" svg:width="2.786cm" svg:height="0.396cm" svg:x="5.856cm" svg:y="12.035cm" draw:control="control28"/><draw:control text:anchor-type="paragraph" draw:z-index="75" draw:style-name="gr1" draw:text-style-name="P9" svg:width="1.853cm" svg:height="0.396cm" svg:x="8.878cm" svg:y="12.035cm" draw:control="control29"/><draw:control text:anchor-type="paragraph" draw:z-index="76" draw:style-name="gr1" draw:text-style-name="P9" svg:width="3.472cm" svg:height="0.396cm" svg:x="11.268cm" svg:y="12.035cm" draw:control="control30"/><draw:control text:anchor-type="paragraph" draw:z-index="77" draw:style-name="gr1" draw:text-style-name="P9" svg:width="2.271cm" svg:height="0.396cm" svg:x="0.411cm" svg:y="12.813cm" draw:control="control31"/><draw:control text:anchor-type="paragraph" draw:z-index="78" draw:style-name="gr1" draw:text-style-name="P9" svg:width="1.692cm" svg:height="0.401cm" svg:x="2.905cm" svg:y="12.813cm" draw:control="control32"/><draw:control text:anchor-type="paragraph" draw:z-index="79" draw:style-name="gr1" draw:text-style-name="P9" svg:width="2.304cm" svg:height="0.401cm" svg:x="4.847cm" svg:y="12.813cm" draw:control="control33"/><draw:control text:anchor-type="paragraph" draw:z-index="80" draw:style-name="gr1" draw:text-style-name="P9" svg:width="3.301cm" svg:height="0.401cm" svg:x="7.435cm" svg:y="12.813cm" draw:control="control34"/><draw:control text:anchor-type="paragraph" draw:z-index="81" draw:style-name="gr1" draw:text-style-name="P9" svg:width="3.465cm" svg:height="0.401cm" svg:x="11.294cm" svg:y="12.813cm" draw:control="control35"/><draw:control text:anchor-type="paragraph" draw:z-index="82" draw:style-name="gr1" draw:text-style-name="P9" svg:width="4.315cm" svg:height="0.396cm" svg:x="14.958cm" svg:y="16.575cm" draw:control="control36"/><draw:control text:anchor-type="paragraph" draw:z-index="83" draw:style-name="gr1" draw:text-style-name="P16" svg:width="12.489cm" svg:height="0.401cm" svg:x="1.342cm" svg:y="17.108cm" draw:control="control37"/><draw:control text:anchor-type="paragraph" draw:z-index="84" draw:style-name="gr1" draw:text-style-name="P4" svg:width="11cm" svg:height="1.401cm" svg:x="0.252cm" svg:y="18.703cm" draw:control="control38"/><draw:custom-shape text:anchor-type="paragraph" draw:z-index="85" draw:style-name="gr4" draw:text-style-name="P6" svg:width="4.04cm" svg:height="0.75cm" svg:x="0.25cm" svg:y="5.639cm"><text:p><text:span text:style-name="T1">Data Documento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86" draw:name="txtNumeroDocumento" draw:style-name="gr1" draw:text-style-name="P9" svg:width="14.292cm" svg:height="0.396cm" svg:x="0.409cm" svg:y="13.589cm" draw:control="control39"/><draw:control text:anchor-type="paragraph" draw:z-index="87" draw:name="txtNumeroDocumento" draw:style-name="gr1" draw:text-style-name="P9" svg:width="14.292cm" svg:height="0.396cm" svg:x="0.409cm" svg:y="14.007cm" draw:control="control40"/><draw:control text:anchor-type="paragraph" draw:z-index="88" draw:name="txtNumeroDocumento" draw:style-name="gr1" draw:text-style-name="P9" svg:width="14.292cm" svg:height="0.396cm" svg:x="0.409cm" svg:y="14.425cm" draw:control="control41"/><draw:control text:anchor-type="paragraph" draw:z-index="89" draw:name="txtNumeroDocumento" draw:style-name="gr1" draw:text-style-name="P9" svg:width="14.292cm" svg:height="0.396cm" svg:x="0.409cm" svg:y="14.843cm" draw:control="control42"/><draw:control text:anchor-type="paragraph" draw:z-index="90" draw:name="txtNumeroDocumento" draw:style-name="gr1" draw:text-style-name="P9" svg:width="14.292cm" svg:height="0.396cm" svg:x="0.409cm" svg:y="15.279cm" draw:control="control43"/><draw:control text:anchor-type="paragraph" draw:z-index="91" draw:name="txtNumeroDocumento" draw:style-name="gr1" draw:text-style-name="P9" svg:width="14.292cm" svg:height="0.396cm" svg:x="0.409cm" svg:y="15.697cm" draw:control="control44"/><draw:control text:anchor-type="paragraph" draw:z-index="92" draw:name="txtNumeroDocumento" draw:style-name="gr1" draw:text-style-name="P9" svg:width="14.292cm" svg:height="0.396cm" svg:x="0.409cm" svg:y="16.115cm" draw:control="control45"/><draw:control text:anchor-type="paragraph" draw:z-index="93" draw:name="txtNumeroDocumento" draw:style-name="gr1" draw:text-style-name="P9" svg:width="14.292cm" svg:height="0.396cm" svg:x="0.409cm" svg:y="16.545cm" draw:control="control46"/><draw:control text:anchor-type="paragraph" draw:z-index="94" draw:style-name="gr1" draw:text-style-name="P16" svg:width="17.82cm" svg:height="0.401cm" svg:x="1.409cm" svg:y="17.563cm" draw:control="control47"/><draw:control text:anchor-type="paragraph" draw:z-index="95" draw:style-name="gr1" draw:text-style-name="P16" svg:width="11.798cm" svg:height="0.401cm" svg:x="2.06cm" svg:y="18.008cm" draw:control="control48"/><draw:control text:anchor-type="paragraph" draw:z-index="55" draw:style-name="gr1" draw:text-style-name="P13" svg:width="14.156cm" svg:height="0.533cm" svg:x="5.076cm" svg:y="2.748cm" draw:control="control12"/><draw:custom-shape text:anchor-type="paragraph" draw:z-index="34" draw:style-name="gr4" draw:text-style-name="P6" svg:width="11.173cm" svg:height="0.75cm" svg:x="0.25cm" svg:y="11.008cm"><text:p><text:span text:style-name="T1">Beneficiári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63" draw:style-name="gr1" draw:text-style-name="P16" svg:width="10.801cm" svg:height="0.401cm" svg:x="0.409cm" svg:y="11.315cm" draw:control="control17"/><draw:custom-shape text:anchor-type="paragraph" draw:z-index="35" draw:style-name="gr9" draw:text-style-name="P6" svg:width="4.552cm" svg:height="0.75cm" svg:x="14.829cm" svg:y="11.008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0" draw:style-name="gr9" draw:text-style-name="P6" svg:width="3.402cm" svg:height="0.75cm" svg:x="11.423cm" svg:y="11.005cm"><text:p><text:span text:style-name="T1">CPF/CNPJ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101" draw:name="txtNumeroDocumento" draw:style-name="gr1" draw:text-style-name="P9" svg:width="3.282cm" svg:height="0.396cm" svg:x="11.479cm" svg:y="11.31cm" draw:control="control54"/><draw:frame text:anchor-type="paragraph" draw:z-index="102" draw:style-name="gr5" draw:text-style-name="P18" svg:width="1.565cm" svg:height="0.424cm" svg:x="13.936cm" svg:y="17.108cm"><draw:text-box><text:p text:style-name="P17"><text:span text:style-name="T4">CPF/CNPJ:</text:span></text:p></draw:text-box></draw:frame><draw:control text:anchor-type="paragraph" draw:z-index="103" draw:name="txtNumeroDocumento" draw:style-name="gr1" draw:text-style-name="P9" svg:width="3.728cm" svg:height="0.396cm" svg:x="15.501cm" svg:y="17.113cm" draw:control="control55"/><draw:custom-shape text:anchor-type="paragraph" draw:z-index="30" draw:style-name="gr7" draw:text-style-name="P6" svg:width="19.128cm" svg:height="1.514cm" svg:x="0.252cm" svg:y="17.002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104" draw:style-name="gr5" draw:text-style-name="P18" svg:width="1.661cm" svg:height="0.424cm" svg:x="13.936cm" svg:y="18.06cm"><draw:text-box><text:p text:style-name="P17"><text:span text:style-name="T4">CPF/CNPJ:</text:span></text:p></draw:text-box></draw:frame><draw:control text:anchor-type="paragraph" draw:z-index="62" draw:style-name="gr1" draw:text-style-name="P9" svg:width="10.219cm" svg:height="0.779cm" svg:x="0.411cm" svg:y="10.118cm" draw:control="control16"/><draw:custom-shape text:anchor-type="paragraph" draw:z-index="32" draw:style-name="gr4" draw:text-style-name="P6" svg:width="14.579cm" svg:height="1.188cm" svg:x="0.25cm" svg:y="9.837cm"><text:p><text:span text:style-name="T1">Local de paga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105" draw:style-name="gr5" draw:text-style-name="P19" svg:width="1.676cm" svg:height="0.424cm" svg:x="0.385cm" svg:y="18.087cm"><draw:text-box><text:p text:style-name="P17"><text:span text:style-name="T1">Sacador/Avalista:</text:span></text:p></draw:text-box></draw:frame><draw:frame text:anchor-type="paragraph" draw:z-index="106" draw:style-name="gr5" draw:text-style-name="P19" svg:width="2.169cm" svg:height="0.424cm" svg:x="0.385cm" svg:y="17.637cm"><draw:text-box><text:p text:style-name="P17"><text:span text:style-name="T1">Endereço:</text:span></text:p></draw:text-box></draw:frame><draw:frame text:anchor-type="paragraph" draw:z-index="107" draw:style-name="gr11" draw:text-style-name="P19" svg:width="1.676cm" svg:height="0.271cm" svg:x="0.385cm" svg:y="17.108cm"><draw:text-box><text:p text:style-name="P17"><text:span text:style-name="T1">Pagador:</text:span></text:p></draw:text-box></draw:frame><draw:custom-shape text:anchor-type="paragraph" draw:z-index="108" draw:style-name="gr4" draw:text-style-name="P6" svg:width="19.121cm" svg:height="0.75cm" svg:x="0.25cm" svg:y="4.14cm"><text:p><text:span text:style-name="T1">Endereço Beneficiário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109" draw:style-name="gr1" draw:text-style-name="P9" svg:width="18.869cm" svg:height="0.396cm" svg:x="0.36cm" svg:y="4.44cm" draw:control="control56"/><draw:control text:anchor-type="paragraph" draw:z-index="27" draw:name="txtNumeroDocumento" draw:style-name="gr1" draw:text-style-name="P9" svg:width="3.086cm" svg:height="0.396cm" svg:x="4.42cm" svg:y="5.189cm" draw:control="control10"/><draw:custom-shape text:anchor-type="paragraph" draw:z-index="110" draw:style-name="gr4" draw:text-style-name="P6" svg:width="2.289cm" svg:height="0.75cm" svg:x="7.601cm" svg:y="5.639cm"><text:p><text:span text:style-name="T1">Especie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1" draw:style-name="gr4" draw:text-style-name="P6" svg:width="1.403cm" svg:height="0.75cm" svg:x="9.888cm" svg:y="5.639cm"><text:p><text:span text:style-name="T1">Acei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rect text:anchor-type="paragraph" draw:z-index="2" draw:style-name="gr3" draw:text-style-name="P5" svg:width="4.481cm" svg:height="1.091cm" svg:x="0.25cm" svg:y="2.323cm"><text:p/></draw:rect><draw:control text:anchor-type="paragraph" draw:z-index="112" draw:style-name="gr1" draw:text-style-name="P4" svg:width="3.723cm" svg:height="0.825cm" svg:x="0.64cm" svg:y="2.454cm" draw:control="control57"/><draw:control text:anchor-type="paragraph" draw:z-index="113" draw:style-name="gr1" draw:text-style-name="P9" svg:width="1.191cm" svg:height="0.396cm" svg:x="9.941cm" svg:y="5.913cm" draw:control="control58"/><draw:control text:anchor-type="paragraph" draw:z-index="114" draw:style-name="gr1" draw:text-style-name="P9" svg:width="1.863cm" svg:height="0.396cm" svg:x="7.708cm" svg:y="5.913cm" draw:control="control59"/><draw:control text:anchor-type="paragraph" draw:z-index="115" draw:style-name="gr1" draw:text-style-name="P9" svg:width="3.631cm" svg:height="0.396cm" svg:x="0.358cm" svg:y="5.914cm" draw:control="control60"/><draw:control text:anchor-type="paragraph" draw:z-index="116" draw:style-name="gr1" draw:text-style-name="P9" svg:width="2.722cm" svg:height="0.396cm" svg:x="11.4cm" svg:y="5.913cm" draw:control="control61"/><draw:custom-shape text:anchor-type="paragraph" draw:z-index="50" draw:style-name="gr4" draw:text-style-name="P6" svg:width="2.565cm" svg:height="0.75cm" svg:x="4.699cm" svg:y="12.508cm"><text:p><text:span text:style-name="T1">Especie</text:span></text:p><draw:enhanced-geometry svg:viewBox="0 0 21600 21600" draw:glue-points="10800 0 0 10800 10800 21600 21600 10800" draw:type="flowchart-process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7cm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meta:initial-creator>Misael Queiroz</meta:initial-creator>
    <meta:creation-date>2008-01-18T19:37:11</meta:creation-date>
    <dc:date>2013-10-08T17:24:50.05</dc:date>
    <meta:editing-cycles>174</meta:editing-cycles>
    <meta:editing-duration>P1DT1H50M55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print-date>2013-10-02T17:37:51.47</meta:print-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